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checkpoints" style:family="table">
      <style:table-properties style:width="17cm" table:align="margins"/>
    </style:style>
    <style:style style:name="checkpoints.A" style:family="table-column">
      <style:table-column-properties style:column-width="5.667cm" style:rel-column-width="21845*"/>
    </style:style>
    <style:style style:name="checkpoints.A1" style:family="table-cell">
      <style:table-cell-properties style:writing-mode="page"/>
    </style:style>
    <style:style style:name="P1" style:family="paragraph" style:parent-style-name="Standard">
      <style:text-properties officeooo:rsid="001e212b" officeooo:paragraph-rsid="001e212b"/>
    </style:style>
    <style:style style:name="P2" style:family="paragraph" style:parent-style-name="Table_20_Contents">
      <style:text-properties officeooo:rsid="001e212b" officeooo:paragraph-rsid="001e212b"/>
    </style:style>
    <style:style style:name="P3" style:family="paragraph" style:parent-style-name="Standard">
      <style:text-properties officeooo:rsid="001f04f2" officeooo:paragraph-rsid="001f04f2"/>
    </style:style>
    <style:style style:name="P4" style:family="paragraph" style:parent-style-name="Standard">
      <style:text-properties officeooo:rsid="002094f3" officeooo:paragraph-rsid="002094f3"/>
    </style:style>
    <style:style style:name="P5" style:family="paragraph" style:parent-style-name="Table_20_Contents">
      <style:text-properties officeooo:rsid="001c9fda" officeooo:paragraph-rsid="001c9fda"/>
    </style:style>
    <style:style style:name="P6" style:family="paragraph" style:parent-style-name="Table_20_Heading">
      <style:text-properties officeooo:rsid="001c9fda" officeooo:paragraph-rsid="001c9fda"/>
    </style:style>
    <style:style style:name="P7" style:family="paragraph" style:parent-style-name="Table_20_Contents">
      <style:text-properties officeooo:rsid="00112b02" officeooo:paragraph-rsid="00112b02"/>
    </style:style>
    <style:style style:name="T1" style:family="text">
      <style:text-properties officeooo:rsid="001c9fda"/>
    </style:style>
    <style:style style:name="T2" style:family="text">
      <style:text-properties officeooo:rsid="001e212b"/>
    </style:style>
    <style:style style:name="T3" style:family="text">
      <style:text-properties officeooo:rsid="00215d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his checklist is based on the document “APP.2.2 Active Directory Domain Services” from the BSI's Basic Protection Manual.</text:p>
      <text:p text:style-name="Standard"/>
      <text:p text:style-name="Standard">It deals with the security guidelines for the Active Directory, regardless of the operating system used to run the service. In this case, Samba. <text:span text:style-name="T1">I’s</text:span> available as a service and Linux is used as the operating system.</text:p>
      <table:table table:name="checkpoints" table:style-name="checkpoints">
        <table:table-column table:style-name="checkpoints.A" table:number-columns-repeated="3"/>
        <table:table-header-rows>
          <table:table-row>
            <table:table-cell table:style-name="checkpoints.A1" office:value-type="string">
              <text:p text:style-name="P6">Settings to be checked</text:p>
            </table:table-cell>
            <table:table-cell table:style-name="checkpoints.A1" office:value-type="string">
              <text:p text:style-name="P6">Target</text:p>
            </table:table-cell>
            <table:table-cell table:style-name="checkpoints.A1" office:value-type="string">
              <text:p text:style-name="P6">Actual</text:p>
            </table:table-cell>
          </table:table-row>
        </table:table-header-rows>
        <table:table-row>
          <table:table-cell table:style-name="checkpoints.A1" office:value-type="string">
            <text:p text:style-name="P5">Trusts are used?</text:p>
          </table:table-cell>
          <table:table-cell table:style-name="checkpoints.A1" office:value-type="string">
            <text:p text:style-name="Table_20_Contents">If trust relationships are used, it is necessary to regularly check whether the trust relationship is still needed. This is especially important because SID filtering is not possible when using Samba.</text:p>
          </table:table-cell>
          <table:table-cell table:style-name="checkpoints.A1" office:value-type="string">
            <text:p text:style-name="Table_20_Contents"/>
          </table:table-cell>
        </table:table-row>
        <table:table-row>
          <table:table-cell table:style-name="checkpoints.A1" office:value-type="string">
            <text:p text:style-name="P5">Which function level is used?</text:p>
          </table:table-cell>
          <table:table-cell table:style-name="checkpoints.A1" office:value-type="string">
            <text:p text:style-name="Table_20_Contents">In any case, the function level 2016 should be used today, because it provides better protection for authentication. In particular, the use of “Protected users” groups is recommended here.</text:p>
          </table:table-cell>
          <table:table-cell table:style-name="checkpoints.A1" office:value-type="string">
            <text:p text:style-name="Table_20_Contents"/>
          </table:table-cell>
        </table:table-row>
        <table:table-row>
          <table:table-cell table:style-name="checkpoints.A1" office:value-type="string">
            <text:p text:style-name="P5">Which services are used on the domain controllers?</text:p>
          </table:table-cell>
          <table:table-cell table:style-name="checkpoints.A1" office:value-type="string">
            <text:p text:style-name="Table_20_Contents">Apart from the DNS server, DHCP server and time server, no other services should be operated on the domain controllers. In particular, file services should never be set up on a domain controller.</text:p>
          </table:table-cell>
          <table:table-cell table:style-name="checkpoints.A1" office:value-type="string">
            <text:p text:style-name="Table_20_Contents"/>
          </table:table-cell>
        </table:table-row>
        <table:table-row>
          <table:table-cell table:style-name="checkpoints.A1" office:value-type="string">
            <text:p text:style-name="P5">Replication of the SYSVOL-share</text:p>
          </table:table-cell>
          <table:table-cell table:style-name="checkpoints.A1" office:value-type="string">
            <text:p text:style-name="Table_20_Contents">When using Samba as a domain controller, replication of the SYSVOl share must be set up via rsync. Access to the domain controller with the PDC role should be secured via ssh.</text:p>
          </table:table-cell>
          <table:table-cell table:style-name="checkpoints.A1" office:value-type="string">
            <text:p text:style-name="Table_20_Contents"/>
          </table:table-cell>
        </table:table-row>
        <table:table-row>
          <table:table-cell table:style-name="checkpoints.A1" office:value-type="string">
            <text:p text:style-name="P5">Monitoring of additional authorizations.</text:p>
          </table:table-cell>
          <table:table-cell table:style-name="checkpoints.A1" office:value-type="string">
            <text:p text:style-name="Table_20_Contents">of the “domain admins” group, it should be regularly checked whether this right is still needed.</text:p>
          </table:table-cell>
          <table:table-cell table:style-name="checkpoints.A1" office:value-type="string">
            <text:p text:style-name="Table_20_Contents"/>
          </table:table-cell>
        </table:table-row>
        <table:table-row>
          <table:table-cell table:style-name="checkpoints.A1" office:value-type="string">
            <text:p text:style-name="P5">Insecure authentication methods</text:p>
          </table:table-cell>
          <table:table-cell table:style-name="checkpoints.A1" office:value-type="string">
            <text:p text:style-name="Table_20_Contents">NTLM should not be used. In particular, authentication of members of the “Domain Admins” group using NTLM should not take place under any circumstances. To prevent this, these users can be made members of the “Protected users” group. This group prevents authentication using NTLM.</text:p>
          </table:table-cell>
          <table:table-cell table:style-name="checkpoints.A1" office:value-type="string">
            <text:p text:style-name="Table_20_Contents"/>
          </table:table-cell>
        </table:table-row>
        <table:table-row>
          <table:table-cell table:style-name="checkpoints.A1" office:value-type="string">
            <text:p text:style-name="P7">Lokale Admin-Pass<text:span text:style-name="T3">word</text:span></text:p>
          </table:table-cell>
          <table:table-cell table:style-name="checkpoints.A1" office:value-type="string">
            <text:p text:style-name="Table_20_Contents">The passwords of the local administrators of all domain controllers should be different. For Samba, this also applies to <text:soft-page-break/>the root user. Passwords should be changed regularly. Changing passwords is always necessary when an administrator leaves the company. The password change process should always be documented.</text:p>
          </table:table-cell>
          <table:table-cell table:style-name="checkpoints.A1" office:value-type="string">
            <text:p text:style-name="Table_20_Contents"/>
          </table:table-cell>
        </table:table-row>
        <table:table-row>
          <table:table-cell table:style-name="checkpoints.A1" office:value-type="string">
            <text:p text:style-name="P7"><text:span text:style-name="T2">S</text:span>ecuring the backup</text:p>
          </table:table-cell>
          <table:table-cell table:style-name="checkpoints.A1" office:value-type="string">
            <text:p text:style-name="Table_20_Contents">When backing up the domain controllers, there are two different weak points:</text:p>
            <text:p text:style-name="Table_20_Contents"/>
            <text:p text:style-name="Table_20_Contents">1. If the domain controllers are located in a VM, it must be ensured that no unauthorized backup of the VM of the domain controllers can be carried out. Such a backup also contains all user data and passwords.</text:p>
            <text:p text:style-name="Table_20_Contents"/>
            <text:p text:style-name="Table_20_Contents">2. When using Samba, the samba-tool command can be used to back up the AD. Care must be taken to ensure that the file created during the backup does NOT remain on the domain controller itself, but is moved directly to another system. With the help of the backup data, the Active Directory can be completely rebuilt with all passwords in a different location.</text:p>
            <text:p text:style-name="Table_20_Contents"/>
            <text:p text:style-name="Table_20_Contents">It must therefore be ensured that no unauthorized backup can be created and that backup data is not stored on the domain controllers.</text:p>
          </table:table-cell>
          <table:table-cell table:style-name="checkpoints.A1" office:value-type="string">
            <text:p text:style-name="Table_20_Contents"/>
          </table:table-cell>
        </table:table-row>
        <table:table-row>
          <table:table-cell table:style-name="checkpoints.A1" office:value-type="string">
            <text:p text:style-name="P7">Applications with elevated privileges</text:p>
          </table:table-cell>
          <table:table-cell table:style-name="checkpoints.A1" office:value-type="string">
            <text:p text:style-name="Table_20_Contents">If applications are used that have special rights (e.g. creating users), these applications must be monitored particularly closely. This is because an attacker could use the application to obtain extended rights in Active Directory.</text:p>
          </table:table-cell>
          <table:table-cell table:style-name="checkpoints.A1" office:value-type="string">
            <text:p text:style-name="Table_20_Contents"/>
          </table:table-cell>
        </table:table-row>
        <table:table-row>
          <table:table-cell table:style-name="checkpoints.A1" office:value-type="string">
            <text:p text:style-name="P7">Who is the line manager for Active Directory?</text:p>
          </table:table-cell>
          <table:table-cell table:style-name="checkpoints.A1" office:value-type="string">
            <text:p text:style-name="Table_20_Contents">There should be at least two people in the company responsible for securing and updating the Active Directory.</text:p>
          </table:table-cell>
          <table:table-cell table:style-name="checkpoints.A1" office:value-type="string">
            <text:p text:style-name="Table_20_Contents"/>
          </table:table-cell>
        </table:table-row>
        <table:table-row>
          <table:table-cell table:style-name="checkpoints.A1" office:value-type="string">
            <text:p text:style-name="P7">Authorization concepts in AD</text:p>
          </table:table-cell>
          <table:table-cell table:style-name="checkpoints.A1" office:value-type="string">
            <text:p text:style-name="Table_20_Contents">If different areas are to be managed by different <text:soft-page-break/>administrators, a corresponding rights concept is to be set up via delegations.</text:p>
          </table:table-cell>
          <table:table-cell table:style-name="checkpoints.A1" office:value-type="string">
            <text:p text:style-name="Table_20_Contents"/>
          </table:table-cell>
        </table:table-row>
        <table:table-row>
          <table:table-cell table:style-name="checkpoints.A1" office:value-type="string">
            <text:p text:style-name="P2">Grouppolicies(GPO)</text:p>
          </table:table-cell>
          <table:table-cell table:style-name="checkpoints.A1" office:value-type="string">
            <text:p text:style-name="Table_20_Contents">Group policies must be used to set up restrictions for users and computers. All GPOs must be carefully documented. There should be no overlap of GPOs. The breaking of GPO inheritance should not be used. A catalog of specifications for GPOs should be available.</text:p>
          </table:table-cell>
          <table:table-cell table:style-name="checkpoints.A1" office:value-type="string">
            <text:p text:style-name="Table_20_Contents"/>
          </table:table-cell>
        </table:table-row>
        <table:table-row>
          <table:table-cell table:style-name="checkpoints.A1" office:value-type="string">
            <text:p text:style-name="P2">Securing administrative accounts</text:p>
          </table:table-cell>
          <table:table-cell table:style-name="checkpoints.A1" office:value-type="string">
            <text:p text:style-name="Table_20_Contents">“Protected Users” group, these accounts are specially protected. As soon as possible, all accounts that are members of the “domain admins” group should be restricted to logging on to specific workstations using auth-policies.</text:p>
          </table:table-cell>
          <table:table-cell table:style-name="checkpoints.A1" office:value-type="string">
            <text:p text:style-name="Table_20_Contents"/>
          </table:table-cell>
        </table:table-row>
        <table:table-row>
          <table:table-cell table:style-name="checkpoints.A1" office:value-type="string">
            <text:p text:style-name="P1">The “Guest” account<text:tab/></text:p>
          </table:table-cell>
          <table:table-cell table:style-name="checkpoints.A1" office:value-type="string">
            <text:p text:style-name="Table_20_Contents">The “guest ” account must always be blocked.</text:p>
          </table:table-cell>
          <table:table-cell table:style-name="checkpoints.A1" office:value-type="string">
            <text:p text:style-name="Table_20_Contents"/>
          </table:table-cell>
        </table:table-row>
        <table:table-row>
          <table:table-cell table:style-name="checkpoints.A1" office:value-type="string">
            <text:p text:style-name="P1">Creating new computer accounts</text:p>
          </table:table-cell>
          <table:table-cell table:style-name="checkpoints.A1" office:value-type="string">
            <text:p text:style-name="Table_20_Contents">New computer accounts may only be set up by designated administrators. The creation of new computer accounts must be documented.</text:p>
          </table:table-cell>
          <table:table-cell table:style-name="checkpoints.A1" office:value-type="string">
            <text:p text:style-name="Table_20_Contents"/>
          </table:table-cell>
        </table:table-row>
        <table:table-row>
          <table:table-cell table:style-name="checkpoints.A1" office:value-type="string">
            <text:p text:style-name="P1">Authentication</text:p>
          </table:table-cell>
          <table:table-cell table:style-name="checkpoints.A1" office:value-type="string">
            <text:p text:style-name="Table_20_Contents">Kerberos should always be used for authentication; NTLM should be avoided if possible.</text:p>
          </table:table-cell>
          <table:table-cell table:style-name="checkpoints.A1" office:value-type="string">
            <text:p text:style-name="Table_20_Contents"/>
          </table:table-cell>
        </table:table-row>
        <table:table-row>
          <table:table-cell table:style-name="checkpoints.A1" office:value-type="string">
            <text:p text:style-name="P3">SMB protocol</text:p>
          </table:table-cell>
          <table:table-cell table:style-name="checkpoints.A1" office:value-type="string">
            <text:p text:style-name="Table_20_Contents">The use of the SMBv1 protocol must be prevented.</text:p>
          </table:table-cell>
          <table:table-cell table:style-name="checkpoints.A1" office:value-type="string">
            <text:p text:style-name="Table_20_Contents"/>
          </table:table-cell>
        </table:table-row>
        <table:table-row>
          <table:table-cell table:style-name="checkpoints.A1" office:value-type="string">
            <text:p text:style-name="P3">Temporary administration</text:p>
          </table:table-cell>
          <table:table-cell table:style-name="checkpoints.A1" office:value-type="string">
            <text:p text:style-name="Table_20_Contents">Permanent registration with a privileged account should be prevented. Registration with privileged accounts should be subject to a time limit.</text:p>
          </table:table-cell>
          <table:table-cell table:style-name="checkpoints.A1" office:value-type="string">
            <text:p text:style-name="Table_20_Contents"/>
          </table:table-cell>
        </table:table-row>
        <table:table-row>
          <table:table-cell table:style-name="checkpoints.A1" office:value-type="string">
            <text:p text:style-name="P3">Regular review of security settings</text:p>
          </table:table-cell>
          <table:table-cell table:style-name="checkpoints.A1" office:value-type="string">
            <text:p text:style-name="Table_20_Contents">All safety settings must be regularly checked. This check must be documented in writing.</text:p>
          </table:table-cell>
          <table:table-cell table:style-name="checkpoints.A1" office:value-type="string">
            <text:p text:style-name="Table_20_Contents"/>
          </table:table-cell>
        </table:table-row>
        <table:table-row>
          <table:table-cell table:style-name="checkpoints.A1" office:value-type="string">
            <text:p text:style-name="P4">Updates</text:p>
          </table:table-cell>
          <table:table-cell table:style-name="checkpoints.A1" office:value-type="string">
            <text:p text:style-name="Table_20_Contents">The Samba version must always be kept up to date. Only the last three Samba versions are ever provided with security updates.</text:p>
            <text:p text:style-name="Table_20_Contents"/>
            <text:p text:style-name="Table_20_Contents">An update to the 4.x.0 version should be avoided at all costs.</text:p>
          </table:table-cell>
          <table:table-cell table:style-name="checkpoints.A1" office:value-type="string">
            <text:p text:style-name="Table_20_Contents"/>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3T09:47:18.234536420</meta:creation-date>
    <meta:generator>LibreOffice/24.2.7.2$Linux_X86_64 LibreOffice_project/420$Build-2</meta:generator>
    <dc:date>2025-07-31T16:17:32.927306263</dc:date>
    <meta:editing-duration>PT5M20S</meta:editing-duration>
    <meta:editing-cycles>3</meta:editing-cycles>
    <meta:document-statistic meta:table-count="1" meta:image-count="0" meta:object-count="0" meta:page-count="3" meta:paragraph-count="49" meta:word-count="768" meta:character-count="4810" meta:non-whitespace-character-count="4090"/>
  </office:meta>
</office:document-meta>
</file>